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7">
      <text:list-level-style-number text:level="1" style:num-suffix=".1" style:num-format="1" text:start-value="3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8">
      <text:list-level-style-number text:level="1" style:num-suffix=".1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prefix="1.1" style:num-format="">
        <style:list-level-properties text:space-before="0.7444in" text:min-label-width="0.2402in" text:list-level-position-and-space-mode="label-alignment">
          <style:list-level-label-alignment text:label-followed-by="listtab" fo:margin-left="0.9847in" fo:text-indent="-0.2402in"/>
        </style:list-level-properties>
      </text:list-level-style-number>
      <text:list-level-style-number text:level="3" style:num-suffix=".1.1" style:num-format="1">
        <style:list-level-properties fo:text-align="end" text:space-before="0.7444in" text:min-label-width="0.2402in" text:list-level-position-and-space-mode="label-alignment">
          <style:list-level-label-alignment text:label-followed-by="listtab" fo:margin-left="0.9847in" fo:text-indent="-0.2402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9">
      <text:list-level-style-number text:level="1" style:num-suffix=".1.1" style:num-format="1">
        <style:list-level-properties text:space-before="1.4826in" text:min-label-width="0.25in" text:list-level-position-and-space-mode="label-alignment">
          <style:list-level-label-alignment text:label-followed-by="listtab" fo:margin-left="1.732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076in" text:min-label-width="0.125in" text:list-level-position-and-space-mode="label-alignment">
          <style:list-level-label-alignment text:label-followed-by="listtab" fo:margin-left="2.7326in" fo:text-indent="-0.125in"/>
        </style:list-level-properties>
      </text:list-level-style-number>
      <text:list-level-style-number text:level="4" style:num-suffix="." style:num-format="1">
        <style:list-level-properties text:space-before="2.9826in" text:min-label-width="0.25in" text:list-level-position-and-space-mode="label-alignment">
          <style:list-level-label-alignment text:label-followed-by="listtab" fo:margin-left="3.232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826in" text:min-label-width="0.25in" text:list-level-position-and-space-mode="label-alignment">
          <style:list-level-label-alignment text:label-followed-by="listtab" fo:margin-left="3.732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076in" text:min-label-width="0.125in" text:list-level-position-and-space-mode="label-alignment">
          <style:list-level-label-alignment text:label-followed-by="listtab" fo:margin-left="4.2326in" fo:text-indent="-0.125in"/>
        </style:list-level-properties>
      </text:list-level-style-number>
      <text:list-level-style-number text:level="7" style:num-suffix="." style:num-format="1">
        <style:list-level-properties text:space-before="4.4826in" text:min-label-width="0.25in" text:list-level-position-and-space-mode="label-alignment">
          <style:list-level-label-alignment text:label-followed-by="listtab" fo:margin-left="4.732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826in" text:min-label-width="0.25in" text:list-level-position-and-space-mode="label-alignment">
          <style:list-level-label-alignment text:label-followed-by="listtab" fo:margin-left="5.232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076in" text:min-label-width="0.125in" text:list-level-position-and-space-mode="label-alignment">
          <style:list-level-label-alignment text:label-followed-by="listtab" fo:margin-left="5.7326in" fo:text-indent="-0.125in"/>
        </style:list-level-properties>
      </text:list-level-style-number>
    </text:list-style>
    <text:list-style style:name="LFO30">
      <text:list-level-style-number text:level="1" style:num-suffix=".1.1" style:num-format="1">
        <style:list-level-properties text:space-before="1.4826in" text:min-label-width="0.25in" text:list-level-position-and-space-mode="label-alignment">
          <style:list-level-label-alignment text:label-followed-by="listtab" fo:margin-left="1.732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1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</text:list-style>
    <text:list-style style:name="LFO32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6159in" text:min-label-width="0.4166in" text:list-level-position-and-space-mode="label-alignment">
          <style:list-level-label-alignment text:label-followed-by="listtab" fo:margin-left="1.0326in" fo:text-indent="-0.4166in"/>
        </style:list-level-properties>
      </text:list-level-style-number>
      <text:list-level-style-number text:level="3" style:num-format="1" text:display-levels="3">
        <style:list-level-properties text:space-before="1.2319in" text:min-label-width="0.5in" text:list-level-position-and-space-mode="label-alignment">
          <style:list-level-label-alignment text:label-followed-by="listtab" fo:margin-left="1.7319in" fo:text-indent="-0.5in"/>
        </style:list-level-properties>
      </text:list-level-style-number>
      <text:list-level-style-number text:level="4" style:num-format="1" text:display-levels="4">
        <style:list-level-properties text:space-before="1.8479in" text:min-label-width="0.75in" text:list-level-position-and-space-mode="label-alignment">
          <style:list-level-label-alignment text:label-followed-by="listtab" fo:margin-left="2.5979in" fo:text-indent="-0.75in"/>
        </style:list-level-properties>
      </text:list-level-style-number>
      <text:list-level-style-number text:level="5" style:num-format="1" text:display-levels="5">
        <style:list-level-properties text:space-before="2.4638in" text:min-label-width="0.75in" text:list-level-position-and-space-mode="label-alignment">
          <style:list-level-label-alignment text:label-followed-by="listtab" fo:margin-left="3.2138in" fo:text-indent="-0.75in"/>
        </style:list-level-properties>
      </text:list-level-style-number>
      <text:list-level-style-number text:level="6" style:num-format="1" text:display-levels="6">
        <style:list-level-properties text:space-before="3.0798in" text:min-label-width="1in" text:list-level-position-and-space-mode="label-alignment">
          <style:list-level-label-alignment text:label-followed-by="listtab" fo:margin-left="4.0798in" fo:text-indent="-1in"/>
        </style:list-level-properties>
      </text:list-level-style-number>
      <text:list-level-style-number text:level="7" style:num-format="1" text:display-levels="7">
        <style:list-level-properties text:space-before="3.6958in" text:min-label-width="1in" text:list-level-position-and-space-mode="label-alignment">
          <style:list-level-label-alignment text:label-followed-by="listtab" fo:margin-left="4.6958in" fo:text-indent="-1in"/>
        </style:list-level-properties>
      </text:list-level-style-number>
      <text:list-level-style-number text:level="8" style:num-format="1" text:display-levels="8">
        <style:list-level-properties text:space-before="4.3118in" text:min-label-width="1.25in" text:list-level-position-and-space-mode="label-alignment">
          <style:list-level-label-alignment text:label-followed-by="listtab" fo:margin-left="5.5618in" fo:text-indent="-1.25in"/>
        </style:list-level-properties>
      </text:list-level-style-number>
      <text:list-level-style-number text:level="9" style:num-format="1" text:display-levels="9">
        <style:list-level-properties text:space-before="4.9277in" text:min-label-width="1.5in" text:list-level-position-and-space-mode="label-alignment">
          <style:list-level-label-alignment text:label-followed-by="listtab" fo:margin-left="6.4277in" fo:text-indent="-1.5in"/>
        </style:list-level-properties>
      </text:list-level-style-number>
    </text:list-style>
    <text:list-style style:name="LFO33">
      <text:list-level-style-bullet text:level="1" text:style-name="WW_CharLFO3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2458in" text:min-label-width="0.4166in" text:list-level-position-and-space-mode="label-alignment">
          <style:list-level-label-alignment text:label-followed-by="listtab" fo:margin-left="0.6625in" fo:text-indent="-0.4166in"/>
        </style:list-level-properties>
      </text:list-level-style-number>
      <text:list-level-style-number text:level="3" style:num-format="1" text:display-levels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 text:display-levels="5">
        <style:list-level-properties text:space-before="0.9833in" text:min-label-width="0.75in" text:list-level-position-and-space-mode="label-alignment">
          <style:list-level-label-alignment text:label-followed-by="listtab" fo:margin-left="1.7333in" fo:text-indent="-0.75in"/>
        </style:list-level-properties>
      </text:list-level-style-number>
      <text:list-level-style-number text:level="6" style:num-format="1" text:display-levels="6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 text:display-levels="7">
        <style:list-level-properties text:space-before="1.475in" text:min-label-width="1in" text:list-level-position-and-space-mode="label-alignment">
          <style:list-level-label-alignment text:label-followed-by="listtab" fo:margin-left="2.475in" fo:text-indent="-1in"/>
        </style:list-level-properties>
      </text:list-level-style-number>
      <text:list-level-style-number text:level="8" style:num-format="1" text:display-levels="8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 text:display-levels="9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text-indent="0in"/>
      <style:text-properties style:font-size-complex="12pt" style:language-asian="ru" style:country-asian="RU"/>
    </style:style>
    <style:style style:name="P2" style:parent-style-name="Standard" style:family="paragraph">
      <style:paragraph-properties fo:text-align="center" fo:margin-bottom="2.9166in" fo:text-indent="0in"/>
      <style:text-properties style:font-size-complex="12pt" style:language-asian="ru" style:country-asian="RU"/>
    </style:style>
    <style:style style:name="P3" style:parent-style-name="Standard" style:family="paragraph">
      <style:paragraph-properties fo:text-align="center" fo:margin-bottom="2.6666in" fo:text-indent="0in"/>
    </style:style>
    <style:style style:name="T4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5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6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T7" style:parent-style-name="Основнойшрифтабзаца" style:family="text">
      <style:text-properties fo:font-size="16pt" style:font-size-asian="16pt" style:language-asian="ru" style:country-asian="RU"/>
    </style:style>
    <style:style style:name="T8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9" style:parent-style-name="Основнойшрифтабзаца" style:family="text">
      <style:text-properties fo:font-size="16pt" style:font-size-asian="16pt" style:language-asian="ru" style:country-asian="RU"/>
    </style:style>
    <style:style style:name="T10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1" style:parent-style-name="Основнойшрифтабзаца" style:family="text">
      <style:text-properties fo:font-size="16pt" style:font-size-asian="16pt" style:language-asian="ru" style:country-asian="RU"/>
    </style:style>
    <style:style style:name="T12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3" style:parent-style-name="Основнойшрифтабзаца" style:family="text">
      <style:text-properties fo:font-size="16pt" style:font-size-asian="16pt" style:language-asian="ru" style:country-asian="RU"/>
    </style:style>
    <style:style style:name="T14" style:parent-style-name="Основнойшрифтабзаца" style:family="text">
      <style:text-properties fo:font-size="16pt" style:font-size-asian="16pt" fo:language="en" fo:country="US" style:language-asian="ru" style:country-asian="RU"/>
    </style:style>
    <style:style style:name="T15" style:parent-style-name="Основнойшрифтабзаца" style:family="text">
      <style:text-properties fo:font-size="16pt" style:font-size-asian="16pt" style:language-asian="ru" style:country-asian="RU"/>
    </style:style>
    <style:style style:name="T16" style:parent-style-name="Основнойшрифтабзаца" style:family="text">
      <style:text-properties fo:font-size="16pt" style:font-size-asian="16pt" style:font-size-complex="16pt" style:language-asian="ru" style:country-asian="RU"/>
    </style:style>
    <style:style style:name="P17" style:parent-style-name="Standard" style:family="paragraph">
      <style:paragraph-properties fo:text-align="start" fo:margin-bottom="0in" fo:text-indent="3.7409in"/>
    </style:style>
    <style:style style:name="T18" style:parent-style-name="Основнойшрифтабзаца" style:family="text">
      <style:text-properties style:language-asian="ru" style:country-asian="RU"/>
    </style:style>
    <style:style style:name="P19" style:parent-style-name="Standard" style:family="paragraph">
      <style:paragraph-properties fo:text-align="start" fo:margin-bottom="0in" fo:text-indent="3.7409in"/>
      <style:text-properties style:language-asian="ru" style:country-asian="RU"/>
    </style:style>
    <style:style style:name="P20" style:parent-style-name="Standard" style:family="paragraph">
      <style:paragraph-properties fo:text-align="start" fo:margin-bottom="1.3333in" fo:text-indent="3.7409in"/>
      <style:text-properties style:language-asian="ru" style:country-asian="RU"/>
    </style:style>
    <style:style style:name="P21" style:parent-style-name="Standard" style:family="paragraph">
      <style:paragraph-properties fo:text-align="center" fo:margin-bottom="0in" fo:text-indent="0in"/>
      <style:text-properties style:language-asian="ru" style:country-asian="RU"/>
    </style:style>
    <style:style style:name="P22" style:parent-style-name="Заголовок1" style:family="paragraph">
      <style:paragraph-properties fo:text-align="center" fo:margin-left="0in">
        <style:tab-stops/>
      </style:paragraph-properties>
    </style:style>
    <style:style style:name="P23" style:parent-style-name="Textbody" style:family="paragraph">
      <style:paragraph-properties style:contextual-spacing="true" fo:margin-bottom="0in" fo:line-height="100%"/>
    </style:style>
    <style:style style:name="P24" style:parent-style-name="Textbody" style:family="paragraph">
      <style:paragraph-properties style:contextual-spacing="true" fo:margin-bottom="0in" fo:line-height="100%"/>
    </style:style>
    <style:style style:name="P25" style:parent-style-name="Textbody" style:family="paragraph">
      <style:paragraph-properties style:contextual-spacing="true" fo:margin-bottom="0in" fo:line-height="100%"/>
    </style:style>
    <style:style style:name="P26" style:parent-style-name="Textbody" style:family="paragraph">
      <style:paragraph-properties style:contextual-spacing="true" fo:margin-bottom="0in" fo:line-height="100%"/>
    </style:style>
    <style:style style:name="P27" style:parent-style-name="Textbody" style:family="paragraph">
      <style:paragraph-properties style:contextual-spacing="true" fo:margin-bottom="0in" fo:line-height="100%"/>
    </style:style>
    <style:style style:name="P28" style:parent-style-name="Textbody" style:family="paragraph">
      <style:paragraph-properties style:contextual-spacing="true" fo:margin-bottom="0in" fo:line-height="100%"/>
    </style:style>
    <style:style style:name="P29" style:parent-style-name="Standard" style:family="paragraph">
      <style:paragraph-properties fo:margin-bottom="0in"/>
    </style:style>
    <style:style style:name="P30" style:parent-style-name="Standard" style:family="paragraph">
      <style:paragraph-properties fo:text-align="start" fo:line-height="107%" fo:text-indent="0in"/>
    </style:style>
    <style:style style:name="P31" style:parent-style-name="Заголовок1" style:family="paragraph">
      <style:paragraph-properties fo:break-before="page" fo:margin-top="0in" fo:margin-left="0in" fo:text-indent="0.4923in">
        <style:tab-stops/>
      </style:paragraph-properties>
    </style:style>
    <style:style style:name="P32" style:parent-style-name="Standard" style:family="paragraph">
      <style:paragraph-properties fo:margin-bottom="0in"/>
    </style:style>
    <style:style style:name="P33" style:parent-style-name="Standard" style:family="paragraph">
      <style:paragraph-properties fo:margin-bottom="0in"/>
    </style:style>
    <style:style style:name="P34" style:parent-style-name="Standard" style:family="paragraph">
      <style:paragraph-properties fo:margin-bottom="0in"/>
    </style:style>
    <style:style style:name="P35" style:parent-style-name="Standard" style:family="paragraph">
      <style:paragraph-properties fo:line-height="107%" fo:text-indent="0.493in"/>
    </style:style>
    <style:style style:name="P36" style:parent-style-name="Заголовок1" style:family="paragraph">
      <style:paragraph-properties fo:break-before="page" fo:margin-top="0in" fo:margin-left="0in" fo:text-indent="0.4923in">
        <style:tab-stops/>
      </style:paragraph-properties>
    </style:style>
    <style:style style:name="P37" style:parent-style-name="Textbody" style:family="paragraph">
      <style:paragraph-properties fo:margin-bottom="0in" fo:line-height="100%"/>
    </style:style>
    <style:style style:name="P38" style:parent-style-name="Textbody" style:family="paragraph">
      <style:paragraph-properties fo:margin-bottom="0in" fo:line-height="100%"/>
    </style:style>
    <style:style style:name="P39" style:parent-style-name="Textbody" style:family="paragraph">
      <style:paragraph-properties fo:margin-bottom="0in" fo:line-height="100%"/>
    </style:style>
    <style:style style:name="P40" style:parent-style-name="Textbody" style:family="paragraph">
      <style:paragraph-properties fo:margin-bottom="0in" fo:line-height="100%"/>
    </style:style>
    <style:style style:name="P41" style:parent-style-name="Standard" style:family="paragraph">
      <style:paragraph-properties fo:margin-bottom="0in"/>
    </style:style>
    <style:style style:name="P42" style:parent-style-name="Standard" style:family="paragraph">
      <style:paragraph-properties fo:text-align="start" fo:line-height="107%" fo:text-indent="0in"/>
    </style:style>
    <style:style style:name="P43" style:parent-style-name="Standard" style:family="paragraph">
      <style:paragraph-properties fo:break-before="page" fo:margin-bottom="0in"/>
    </style:style>
    <style:style style:name="P44" style:parent-style-name="Заголовок1" style:family="paragraph">
      <style:paragraph-properties fo:margin-top="0in" fo:margin-left="0in" fo:text-indent="0.4923in">
        <style:tab-stops/>
      </style:paragraph-properties>
    </style:style>
    <style:style style:name="P45" style:parent-style-name="Заголовок1" style:family="paragraph">
      <style:paragraph-properties fo:margin-top="0.1666in" fo:margin-left="0in" fo:text-indent="0.4923in">
        <style:tab-stops/>
      </style:paragraph-properties>
    </style:style>
    <style:style style:name="P46" style:parent-style-name="Standard" style:family="paragraph">
      <style:paragraph-properties fo:margin-bottom="0in"/>
    </style:style>
    <style:style style:name="P4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4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4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Заголовок1" style:family="paragraph"/>
    <style:style style:name="P52" style:parent-style-name="Standard" style:family="paragraph">
      <style:paragraph-properties fo:margin-bottom="0in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Standard" style:family="paragraph">
      <style:paragraph-properties fo:margin-top="0.0277in" fo:margin-bottom="0in"/>
    </style:style>
    <style:style style:name="P5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5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69" style:parent-style-name="Заголовок1" style:family="paragraph">
      <style:paragraph-properties fo:margin-left="0in" fo:text-indent="0.4923in">
        <style:tab-stops/>
      </style:paragraph-properties>
    </style:style>
    <style:style style:name="P70" style:parent-style-name="Standard" style:family="paragraph">
      <style:paragraph-properties fo:margin-bottom="0in"/>
    </style:style>
    <style:style style:name="P7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5" style:parent-style-name="Заголовок1" style:family="paragraph">
      <style:paragraph-properties fo:margin-left="0in" fo:text-indent="0.4923in">
        <style:tab-stops/>
      </style:paragraph-properties>
    </style:style>
    <style:style style:name="P76" style:parent-style-name="Standard" style:family="paragraph">
      <style:paragraph-properties fo:margin-bottom="0in"/>
    </style:style>
    <style:style style:name="P7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7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1" style:parent-style-name="Заголовок1" style:family="paragraph">
      <style:paragraph-properties fo:margin-left="0in" fo:text-indent="0.4923in">
        <style:tab-stops/>
      </style:paragraph-properties>
    </style:style>
    <style:style style:name="P82" style:parent-style-name="Standard" style:family="paragraph">
      <style:paragraph-properties fo:margin-bottom="0in"/>
    </style:style>
    <style:style style:name="P83" style:parent-style-name="Заголовок1" style:family="paragraph">
      <style:paragraph-properties fo:margin-left="0in" fo:text-indent="0.4923in">
        <style:tab-stops/>
      </style:paragraph-properties>
      <style:text-properties style:font-weight-complex="bold"/>
    </style:style>
    <style:style style:name="P84" style:parent-style-name="Standard" style:family="paragraph">
      <style:paragraph-properties fo:margin-bottom="0in"/>
    </style:style>
    <style:style style:name="P8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88" style:parent-style-name="Standard" style:family="paragraph">
      <style:paragraph-properties fo:margin-top="0.0555in" fo:margin-bottom="0in"/>
    </style:style>
    <style:style style:name="P8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92" style:parent-style-name="Заголовок1" style:family="paragraph">
      <style:paragraph-properties fo:margin-left="0in" fo:text-indent="0.4923in">
        <style:tab-stops/>
      </style:paragraph-properties>
      <style:text-properties style:font-weight-complex="bold"/>
    </style:style>
    <style:style style:name="P93" style:parent-style-name="Standard" style:family="paragraph">
      <style:paragraph-properties fo:margin-bottom="0in"/>
    </style:style>
    <style:style style:name="T94" style:parent-style-name="Основнойшрифтабзаца" style:family="text">
      <style:text-properties fo:color="#000000"/>
    </style:style>
    <style:style style:name="P95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96" style:parent-style-name="Standard" style:family="paragraph">
      <style:paragraph-properties fo:margin-bottom="0in"/>
    </style:style>
    <style:style style:name="P97" style:parent-style-name="Standard" style:family="paragraph">
      <style:paragraph-properties fo:margin-bottom="0in"/>
    </style:style>
    <style:style style:name="P98" style:parent-style-name="Standard" style:family="paragraph">
      <style:paragraph-properties fo:margin-bottom="0in"/>
    </style:style>
    <style:style style:name="P99" style:parent-style-name="Standard" style:family="paragraph">
      <style:paragraph-properties fo:margin-bottom="0in"/>
    </style:style>
    <style:style style:name="P100" style:parent-style-name="Standard" style:family="paragraph">
      <style:paragraph-properties fo:margin-bottom="0in"/>
    </style:style>
    <style:style style:name="P10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06" style:parent-style-name="Standard" style:family="paragraph">
      <style:paragraph-properties fo:text-align="start" fo:line-height="107%" fo:text-indent="0in"/>
    </style:style>
    <style:style style:name="P107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08" style:parent-style-name="Textbody" style:family="paragraph">
      <style:paragraph-properties fo:margin-bottom="0in" fo:line-height="100%"/>
    </style:style>
    <style:style style:name="P109" style:parent-style-name="Standard" style:family="paragraph">
      <style:paragraph-properties fo:margin-bottom="0in"/>
    </style:style>
    <style:style style:name="P110" style:parent-style-name="Standard" style:family="paragraph">
      <style:paragraph-properties fo:margin-bottom="0in"/>
      <style:text-properties fo:color="#000000"/>
    </style:style>
    <style:style style:name="P11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15" style:parent-style-name="Standard" style:family="paragraph">
      <style:paragraph-properties fo:margin-bottom="0in" fo:text-indent="0.4916in"/>
      <style:text-properties fo:color="#000000"/>
    </style:style>
    <style:style style:name="P116" style:parent-style-name="Standard" style:family="paragraph">
      <style:paragraph-properties fo:margin-bottom="0in" fo:text-indent="0.4916in"/>
    </style:style>
    <style:style style:name="T117" style:parent-style-name="Основнойшрифтабзаца" style:family="text">
      <style:text-properties fo:color="#000000"/>
    </style:style>
    <style:style style:name="T118" style:parent-style-name="Основнойшрифтабзаца" style:family="text">
      <style:text-properties fo:color="#000000"/>
    </style:style>
    <style:style style:name="P119" style:parent-style-name="Standard" style:family="paragraph">
      <style:paragraph-properties fo:margin-bottom="0in" fo:text-indent="0in"/>
      <style:text-properties fo:color="#000000"/>
    </style:style>
    <style:style style:name="P120" style:parent-style-name="Обычный" style:family="paragraph">
      <style:paragraph-properties fo:break-before="page"/>
    </style:style>
    <style:style style:name="P121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22" style:parent-style-name="Textbody" style:family="paragraph">
      <style:paragraph-properties fo:margin-bottom="0in" fo:line-height="100%"/>
    </style:style>
    <style:style style:name="P12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27" style:parent-style-name="Textbody" style:family="paragraph">
      <style:paragraph-properties fo:margin-bottom="0in" fo:line-height="100%"/>
    </style:style>
    <style:style style:name="P128" style:parent-style-name="Textbody" style:family="paragraph">
      <style:paragraph-properties fo:margin-bottom="0in" fo:line-height="100%"/>
    </style:style>
    <style:style style:name="P12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1" style:parent-style-name="Textbody" style:family="paragraph">
      <style:paragraph-properties fo:margin-bottom="0in" fo:line-height="100%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4" style:parent-style-name="Textbody" style:family="paragraph">
      <style:paragraph-properties fo:margin-bottom="0in" fo:line-height="100%"/>
    </style:style>
    <style:style style:name="P135" style:parent-style-name="Textbody" style:family="paragraph">
      <style:paragraph-properties fo:margin-bottom="0in" fo:line-height="100%"/>
    </style:style>
    <style:style style:name="P136" style:parent-style-name="Заголовок1" style:family="paragraph">
      <style:paragraph-properties fo:break-before="page" fo:margin-left="0in" fo:text-indent="0.4923in">
        <style:tab-stops/>
      </style:paragraph-properties>
    </style:style>
    <style:style style:name="P137" style:parent-style-name="Textbody" style:family="paragraph">
      <style:paragraph-properties fo:margin-bottom="0in" fo:line-height="100%"/>
    </style:style>
    <style:style style:name="P13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3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0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1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2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3" style:parent-style-name="Textbody" style:family="paragraph">
      <style:paragraph-properties fo:margin-bottom="0in" fo:line-height="100%"/>
    </style:style>
    <style:style style:name="P144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5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6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7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8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49" style:parent-style-name="Абзацсписка" style:family="paragraph">
      <style:paragraph-properties fo:margin-bottom="0in" fo:margin-left="0in" fo:text-indent="0.4923in">
        <style:tab-stops/>
      </style:paragraph-properties>
    </style:style>
    <style:style style:name="P150" style:parent-style-name="Textbody" style:family="paragraph">
      <style:paragraph-properties fo:margin-bottom="0in" fo:line-height="100%"/>
    </style:style>
    <style:style style:name="P151" style:parent-style-name="Standard" style:family="paragraph">
      <style:paragraph-properties fo:text-align="start" fo:line-height="107%" fo:text-indent="0in"/>
    </style:style>
    <style:style style:name="P152" style:parent-style-name="Standard" style:family="paragraph">
      <style:paragraph-properties fo:keep-with-next="always" fo:keep-together="always" fo:break-before="page" fo:text-align="center" fo:margin-bottom="0.25in" fo:text-indent="0in"/>
      <style:text-properties fo:font-weight="bold" style:font-weight-asian="bold" style:font-weight-complex="bold"/>
    </style:style>
    <style:style style:name="P153" style:parent-style-name="Длятекста" style:family="paragraph">
      <style:text-properties style:font-name-complex="Times New Roman"/>
    </style:style>
    <style:style style:name="P154" style:parent-style-name="Длятекста" style:family="paragraph">
      <style:text-properties style:font-name-complex="Times New Roman"/>
    </style:style>
    <style:style style:name="P155" style:parent-style-name="Длятекста" style:family="paragraph">
      <style:text-properties style:font-name-complex="Times New Roman"/>
    </style:style>
    <style:style style:name="P156" style:parent-style-name="Длятекста" style:family="paragraph">
      <style:text-properties style:font-name-complex="Times New Roman"/>
    </style:style>
    <style:style style:name="P157" style:parent-style-name="Длятекста" style:family="paragraph">
      <style:text-properties style:font-name-complex="Times New Roman"/>
    </style:style>
    <style:style style:name="T158" style:parent-style-name="Основнойшрифтабзаца" style:family="text">
      <style:text-properties style:font-name-complex="Times New Roman"/>
    </style:style>
    <style:style style:name="T159" style:parent-style-name="Основнойшрифтабзаца" style:family="text">
      <style:text-properties style:font-name-complex="Times New Roman"/>
    </style:style>
    <style:style style:name="T160" style:parent-style-name="Основнойшрифтабзаца" style:family="text">
      <style:text-properties style:font-name-complex="Times New Roman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ТЕХНОЛОГИЧЕСКИЙ УНИВЕРСИТЕТ»</text:p>
      <text:p text:style-name="P3"><text:bookmark-start text:name="_Toc137465079"/><text:bookmark-start text:name="_Toc149282230"/><text:span text:style-name="T4">Лабораторная работа №</text:span><text:bookmark-end text:name="_Toc137465079"/><text:span text:style-name="T5"><text:s/></text:span><text:bookmark-end text:name="_Toc149282230"/><text:span text:style-name="T6">1. Формирование требований к информационной системе «</text:span><text:span text:style-name="T7">W</text:span><text:span text:style-name="T8">eb</text:span><text:span text:style-name="T9">-приложение «</text:span><text:span text:style-name="T10">GPTranslate</text:span><text:span text:style-name="T11">» для переводчика текста ограниченного объёма с использованием сервиса «</text:span><text:span text:style-name="T12">g</text:span><text:span text:style-name="T13">4</text:span><text:span text:style-name="T14">f</text:span><text:span text:style-name="T15">»</text:span><text:span text:style-name="T16">»</text:span></text:p>
      <text:p text:style-name="P17"><text:span text:style-name="T18">Студент: Точило О. В.</text:span></text:p>
      <text:p text:style-name="P19">ФИТ 4 курс 4 группа</text:p>
      <text:p text:style-name="P20">Преподаватель: Якубенко К. Д.</text:p>
      <text:p text:style-name="P21">Минск 2024</text:p>
      <text:soft-page-break/>
      <text:h text:style-name="P22" text:outline-level="1">Введение</text:h>
      <text:p text:style-name="P23">В<text:s/>современном мире глобализации и цифровых технологий трудно переоценить значение точного и быстрого перевода текстов. Перевод становится важным инструментом для преодоления языковых барьеров и эффективной коммуникации в различных сферах жизни — от корпоративных блогов до локализации веб-сайтов. Это особенно актуально в условиях постоянного увеличения объема информации и необходимости оперативного доступа к контенту на разных языках.</text:p>
      <text:p text:style-name="P24">Наша жизнь сегодня пронизана международным взаимодействием и многообразием информации, что делает переводы не просто полезными, но и необходимыми. Профессиональные и частные пользователи, работающие с большими объемами текста, сталкиваются с трудностью выбора подходящих решений для качественного перевода. Часто этот процесс может<text:s/>быть длительным и трудоемким.</text:p>
      <text:p text:style-name="P25">Именно поэтому возникла необходимость в инновационных решениях, способных упростить и ускорить процесс перевода текстов. Приложение «GPTranslate» удовлетворяет эту потребность, предлагая пользователям мощный инструмент для перевода текстов при помощи искусственного интеллекта. Оно предоставляет возможность выбрать модель перевода и настроить стиль в зависимости от конкретных требований и целей, будь то технический перевод, маркетинговый контент или любой другой тип текста.</text:p>
      <text:p text:style-name="P26">Основная цель проекта — создать универсальное и удобное в использовании приложение, которое позволит пользователям эффективно справляться с переводами текстов различной сложности и объема. Важным аспектом является предоставление настроек для выбора подходящей<text:s/>модели и стиля перевода, что обеспечивает высокое качество и точность перевода.</text:p>
      <text:p text:style-name="P27">Актуальность данного проекта обусловлена растущим спросом на качественные решения для перевода текстов в условиях глобализации и необходимости оперативной локализации контента.<text:s/>Платформа «GPTranslate» сокращает время на перевод и предоставляет пользователям возможность гибкой настройки параметров перевода, что делает ее ценным инструментом в сфере текстового контента.</text:p>
      <text:p text:style-name="P28">Целевая аудитория приложения включает широкий спектр пользователей: от профессиональных переводчиков и сотрудников международных компаний до владельцев веб-сайтов и блогеров, нуждающихся в качественном и быстром переводе своих материалов.</text:p>
      <text:p text:style-name="P29"/>
      <text:p text:style-name="P30"/>
      <text:soft-page-break/>
      <text:list text:style-name="WWNum1" text:continue-numbering="true">
        <text:list-item>
          <text:p text:style-name="P31">Основания для разработки</text:p>
        </text:list-item>
      </text:list>
      <text:p text:style-name="P32">В рамках дипломного проекта по направлению «Программное обеспечение информационных технологий» разрабатывается веб-приложение для автоматизированного перевода текстов с использованием искусственного интеллекта. Цель проекта — создание современного онлайн-ресурса, способного эффективно обрабатывать объемные<text:s/>тексты и предоставлять качественные переводы, соответствующие современным требованиям к веб-приложениям в данной области, на основании стандарта организации подготовки, представления и защиты дипломных работ СТП БГТУ 001-2019, утвержденного и введённого в<text:s/>действие приказом № 108 от 20.03.2019 Министерством образования Республики Беларусь.</text:p>
      <text:p text:style-name="P33">Рост потребности в эффективных решениях для перевода текстов. В последние годы наблюдается значительное увеличение интереса к автоматизированным инструментам перевода. Это связано как с развитием технологий искусственного интеллекта, так и с глобализацией, требующей точного и оперативного перевода больших объемов информации. Пандемия COVID-19 также сыграла важную роль в ускорении перехода к цифровым решениям и удаленной работе, что повысило спрос на качественные инструменты для перевода текстов.</text:p>
      <text:p text:style-name="P34">Увеличение количества пользователей интернет-ресурсов. В условиях цифровой трансформации всё больше людей обращаются к интернету как к основному источнику информации и взаимодействия с различными сервисами, включая услуги перевода. По данным исследований, более 70% пользователей интернета ищут решения для перевода текстов и контента в сети. Таким образом, наличие современного и удобного веб-приложения «GPTranslate» расширит возможности пользователей в области перевода и повысит доступность качественных услуг, способствуя удовлетворению растущего спроса на высокоэффективные решения для перевода текстов.</text:p>
      <text:p text:style-name="P35">В условиях глобализации и разнообразия языков, которым пользуются люди по всему миру, особенно актуальной становится потребность в поддержке множества языков и адаптации перевода под индивидуальные нужды пользователей. Текущие решения для перевода часто не учитывают специфику контекста или стилистические предпочтения, что может негативно сказываться на точности и качестве перевода.</text:p>
      <text:soft-page-break/>
      <text:list text:style-name="WWNum1" text:continue-numbering="true">
        <text:list-item>
          <text:p text:style-name="P36">Назначение разработки</text:p>
        </text:list-item>
      </text:list>
      <text:p text:style-name="P37">Основное функциональное назначение приложения «GPTranslate» — это предоставление пользователям удобного и интуитивно понятного интерфейса для перевода текстов на разные языки. Пользователи должны иметь возможность загружать объемные тексты и выбирать желаемые языковые пары, а также настраивать стиль перевода в зависимости от специфики документа. Также пользователи должны иметь возможность сохранять конфигурации настроек и применять их по<text:s/>желанию. Кроме того, пользователи должны иметь возможность жаловаться на переводы своих статей, модераторы — отклонять или удовлетворять эти жалобы, а администраторы — просматривать статистику жалоб и удалять модели, которые обеспечивают худшее качество перевода. Это позволит получать качественный перевод, соответствующий конкретным требованиям и целям, будь то техническая документация, маркетинговые материалы или художественные тексты.</text:p>
      <text:p text:style-name="P38">Для пользователей приложения основными функциями должны являться выбор<text:s/>модели перевода, настройка стиля и формата текста, а также управление объемами переведенного контента. Приложение должно обеспечить простоту и гибкость в работе с большими объемами информации, что значительно ускорит процесс перевода и повысит его точность.</text:p>
      <text:p text:style-name="P39">Кроме того, приложение «GPTranslate» должно включать возможности для автоматической корректировки перевода в реальном времени и предложения улучшений на основе контекста и пользовательских предпочтений. Это обеспечит более высокое качество перевода и адаптацию под конкретные требования пользователей.</text:p>
      <text:p text:style-name="P40">Дополнительно, система должна<text:s/>включать инструменты для управления профилями пользователей и настройки параметров перевода. Пользователи должны иметь возможность сохранять предпочтения по переводимым языкам и стилям, а также оставлять оценку качества перевода, что повысит прозрачность<text:s/>и доверие к приложению. Это позволит разработчикам отслеживать эффективность работы системы и вносить улучшения, направленные на повышение качества обслуживания и удовлетворенности пользователей.</text:p>
      <text:p text:style-name="P41"/>
      <text:p text:style-name="P42"/>
      <text:p text:style-name="P43"/>
      <text:list text:style-name="WWNum1" text:continue-numbering="true">
        <text:list-item>
          <text:p text:style-name="P44">Требования<text:s/>к программному изделию</text:p>
        </text:list-item>
      </text:list>
      <text:list text:style-name="LFO27" text:continue-numbering="true">
        <text:list-item>
          <text:p text:style-name="P45">Требования к<text:s/>функциональным характеристикам</text:p>
        </text:list-item>
      </text:list>
      <text:p text:style-name="P46">Функциональные характеристики приложения зависят от роли пользователя. В приложении доступны следующие роли:</text:p>
      <text:list text:style-name="WWNum3">
        <text:list-item>
          <text:p text:style-name="P47">администратор;</text:p>
        </text:list-item>
        <text:list-item>
          <text:p text:style-name="P48">модератор;</text:p>
        </text:list-item>
        <text:list-item>
          <text:p text:style-name="P49"><text:span text:style-name="T50">пользователь.</text:span></text:p>
        </text:list-item>
      </text:list>
      <text:list text:style-name="LFO34" text:continue-numbering="true">
        <text:list-item>
          <text:list>
            <text:list-item>
              <text:list>
                <text:list-item>
                  <text:p text:style-name="P51">Требования к клиентской части</text:p>
                </text:list-item>
              </text:list>
            </text:list-item>
          </text:list>
        </text:list-item>
      </text:list>
      <text:p text:style-name="P52">Клиентская часть должна поддерживаться во всех<text:s/>современных браузерах. Клиентская часть должна предоставлять неизменный пользовательский опыт при любом разрешении экрана, в том числе на мобильных устройствах. Клиентская часть должна быть реализована с помощью<text:s/><text:span text:style-name="T53">Vue</text:span>.<text:span text:style-name="T54">js</text:span>. Интерфейс веб-приложения должен быть логически завершенным и интуитивно понятным. Также интерфейс обязан обеспечивать следующий функционал:</text:p>
      <text:p text:style-name="P55">Функционал для пользователя:</text:p>
      <text:list text:style-name="WWNum3" text:continue-numbering="true">
        <text:list-item>
          <text:p text:style-name="P56">регистрация и аутентификация;</text:p>
        </text:list-item>
      </text:list>
      <text:list text:style-name="WWNum3" text:continue-numbering="true">
        <text:list-item>
          <text:p text:style-name="P57">создание исходной статьи;</text:p>
        </text:list-item>
      </text:list>
      <text:list text:style-name="WWNum3" text:continue-numbering="true">
        <text:list-item>
          <text:p text:style-name="P58">выполнение перевода статьи;</text:p>
        </text:list-item>
      </text:list>
      <text:list text:style-name="WWNum3" text:continue-numbering="true">
        <text:list-item>
          <text:p text:style-name="P59">оценка перевода статьи;</text:p>
        </text:list-item>
      </text:list>
      <text:list text:style-name="WWNum3" text:continue-numbering="true">
        <text:list-item>
          <text:p text:style-name="P60">создание жалобы на перевод статьи;</text:p>
        </text:list-item>
      </text:list>
      <text:list text:style-name="WWNum3" text:continue-numbering="true">
        <text:list-item>
          <text:p text:style-name="P61">редактирование личной информации.</text:p>
        </text:list-item>
      </text:list>
      <text:list text:style-name="WWNum3" text:continue-numbering="true">
        <text:list-item>
          <text:p text:style-name="P62">Функционал для модератора:</text:p>
        </text:list-item>
      </text:list>
      <text:list text:style-name="WWNum3" text:continue-numbering="true">
        <text:list-item>
          <text:p text:style-name="P63">просмотр жалоб;</text:p>
        </text:list-item>
      </text:list>
      <text:list text:style-name="WWNum3" text:continue-numbering="true">
        <text:list-item>
          <text:p text:style-name="P64">принятие и отклонение жалоб.</text:p>
        </text:list-item>
      </text:list>
      <text:list text:style-name="WWNum3" text:continue-numbering="true">
        <text:list-item>
          <text:p text:style-name="P65">Функционал для администратора:</text:p>
        </text:list-item>
      </text:list>
      <text:list text:style-name="WWNum3" text:continue-numbering="true">
        <text:list-item>
          <text:p text:style-name="P66">управление списком пользователей;</text:p>
        </text:list-item>
      </text:list>
      <text:list text:style-name="WWNum3" text:continue-numbering="true">
        <text:list-item>
          <text:p text:style-name="P67">управление списком моделей перевода;</text:p>
        </text:list-item>
      </text:list>
      <text:list text:style-name="WWNum3" text:continue-numbering="true">
        <text:list-item>
          <text:p text:style-name="P68">управление списком<text:s/>запросов перевода.</text:p>
        </text:list-item>
      </text:list>
      <text:h text:style-name="P69" text:outline-level="1">3.1.2<text:s/>Требования к серверной части</text:h>
      <text:p text:style-name="P70">Серверная часть приложения должна быть построена с использованием языка программирования Python и фреймворка FastAPI. Серверная часть должна обеспечивать следующий функционал:</text:p>
      <text:list text:style-name="WWNum3" text:continue-numbering="true">
        <text:list-item>
          <text:p text:style-name="P71">предоставление<text:s/>API<text:s/>для клиентской части приложения;</text:p>
        </text:list-item>
      </text:list>
      <text:list text:style-name="WWNum3" text:continue-numbering="true">
        <text:list-item>
          <text:p text:style-name="P72">защиту данных, хеширование и шифрование;</text:p>
        </text:list-item>
      </text:list>
      <text:list text:style-name="WWNum3" text:continue-numbering="true">
        <text:list-item>
          <text:p text:style-name="P73">валидацию данных и авторизацию;</text:p>
        </text:list-item>
      </text:list>
      <text:list text:style-name="WWNum3" text:continue-numbering="true">
        <text:list-item>
          <text:p text:style-name="P74">доступ к базе данных с помощью SQLAlchemy.</text:p>
        </text:list-item>
      </text:list>
      <text:soft-page-break/>
      <text:list text:style-name="LFO34" text:continue-numbering="true">
        <text:list-item>
          <text:list>
            <text:list-item>
              <text:p text:style-name="P75">Требования к надежности</text:p>
            </text:list-item>
          </text:list>
        </text:list-item>
      </text:list>
      <text:p text:style-name="P76">Программное средство для выполнения требований надежности должно:</text:p>
      <text:list text:style-name="WWNum3" text:continue-numbering="true">
        <text:list-item>
          <text:p text:style-name="P77">хешировать пароли пользователей;</text:p>
        </text:list-item>
      </text:list>
      <text:list text:style-name="WWNum3" text:continue-numbering="true">
        <text:list-item>
          <text:p text:style-name="P78">использовать<text:s/>протокол HTTPS для передачи данных;</text:p>
        </text:list-item>
      </text:list>
      <text:list text:style-name="WWNum3" text:continue-numbering="true">
        <text:list-item>
          <text:p text:style-name="P79">валидировать вводимые пользователем данные;</text:p>
        </text:list-item>
      </text:list>
      <text:list text:style-name="WWNum3" text:continue-numbering="true">
        <text:list-item>
          <text:p text:style-name="P80">обеспечивать идентификацию, аутентификацию и авторизацию пользователей.</text:p>
        </text:list-item>
      </text:list>
      <text:list text:style-name="LFO34" text:continue-numbering="true">
        <text:list-item>
          <text:list>
            <text:list-item>
              <text:p text:style-name="P81">Условия эксплуатации</text:p>
            </text:list-item>
          </text:list>
        </text:list-item>
      </text:list>
      <text:p text:style-name="P82">Приложение должно быть удобно для пользователей всех возрастов, социального положения и уровня технической грамотности. Интерфейс должен отличаться простотой и интуитивной понятностью.</text:p>
      <text:list text:style-name="LFO34" text:continue-numbering="true">
        <text:list-item>
          <text:list>
            <text:list-item>
              <text:p text:style-name="P83">Требования к составу и параметрам технических средств</text:p>
            </text:list-item>
          </text:list>
        </text:list-item>
      </text:list>
      <text:p text:style-name="P84">Минимальные аппаратные требования к пользовательской машине:</text:p>
      <text:list text:style-name="WWNum3" text:continue-numbering="true">
        <text:list-item>
          <text:p text:style-name="P85">количество ядер процессора – 2;</text:p>
        </text:list-item>
      </text:list>
      <text:list text:style-name="WWNum3" text:continue-numbering="true">
        <text:list-item>
          <text:p text:style-name="P86">объем<text:s/>оперативной памяти – 2 Гб;</text:p>
        </text:list-item>
      </text:list>
      <text:list text:style-name="WWNum3" text:continue-numbering="true">
        <text:list-item>
          <text:p text:style-name="P87">доступный объем дискового пространства – 15 Гб.</text:p>
        </text:list-item>
      </text:list>
      <text:p text:style-name="P88">Рекомендуемые аппаратные требования к пользовательской машине:</text:p>
      <text:list text:style-name="WWNum3" text:continue-numbering="true">
        <text:list-item>
          <text:p text:style-name="P89">количество ядер процессора – 4;</text:p>
        </text:list-item>
      </text:list>
      <text:list text:style-name="WWNum3" text:continue-numbering="true">
        <text:list-item>
          <text:p text:style-name="P90">объем оперативной памяти – 4 Гб;</text:p>
        </text:list-item>
      </text:list>
      <text:list text:style-name="WWNum3" text:continue-numbering="true">
        <text:list-item>
          <text:p text:style-name="P91">доступный объем дискового пространства – 30 Гб.</text:p>
        </text:list-item>
      </text:list>
      <text:list text:style-name="LFO34" text:continue-numbering="true">
        <text:list-item>
          <text:list>
            <text:list-item>
              <text:p text:style-name="P92">Требования к информационной и программной совместимости</text:p>
            </text:list-item>
          </text:list>
        </text:list-item>
      </text:list>
      <text:p text:style-name="P93">Серверная часть приложения должна быть выполнена с использованием языка программирования Python, клиенская<text:s/><text:span text:style-name="T94">– JavaScript</text:span>. Взаимодействие между клиентом и сервером должно происходить с использованием стандарта JSON по протоколу HTTP. Технология для работы с базой данных – SQLAlchemy.</text:p>
      <text:soft-page-break/>
      <text:list text:style-name="WWNum1" text:continue-numbering="true">
        <text:list-item>
          <text:p text:style-name="P95">Требования к программной документации</text:p>
        </text:list-item>
      </text:list>
      <text:p text:style-name="P96">Документация для веб-приложения переводчика статей «GPTranslate» должна быть четко структурирована и легко доступна, как в виде<text:s/>отдельного файла, так и в виде комментариев в коде. Это обеспечит понимание работы приложения для разработчиков, пользователей и администраторов. Документация должна охватывать как клиентскую, так и серверную части приложения, предоставляя полное описание<text:s/>функциональности и взаимодействия частей системы.</text:p>
      <text:p text:style-name="P97">Для серверной части документация должна содержать описание всех конечных точек API, с которыми взаимодействует клиентская часть. Для каждой конечной точки необходимо указать URI, который используется для обращения к ней. Также следует указывать, какой метод HTTP используется для каждой конечной точки: GET для получения данных, POST для создания сущности на сервере, PUT или PATCH для изменения существующей сущности и DELETE для её удаления.</text:p>
      <text:p text:style-name="P98">Кроме того, необходимо предоставлять типы данных и их примеры, отправляемые на сервер через указанные конечные точки. Эти примеры могут быть представлены в формате JSON. Также описание каждой конечной точки должно включать список возможных возвращаемых значений для каждого<text:s/>кода ответа HTTP, который может быть возвращён точкой.</text:p>
      <text:p text:style-name="P99">Для клиентской части программная документация должна содержать описание компонентов, которые взаимодействуют с сервером, а также логику работы с данными, полученными от серверной части. Компоненты клиентской части должны быть задокументированы с пояснением их функционала, а в коде должны быть оставлены комментарии, разъясняющие ключевые моменты работы с API и внутреннюю логику приложения. Это позволит будущим разработчикам быстро ориентироваться в коде<text:s/>и эффективно работать над поддержкой и расширением функционала системы.</text:p>
      <text:p text:style-name="P100">Документация для серверной части должна содержать описание конечных точек и включать:</text:p>
      <text:list text:style-name="WWNum3" text:continue-numbering="true">
        <text:list-item>
          <text:p text:style-name="P101">URI конечной точки;</text:p>
        </text:list-item>
      </text:list>
      <text:list text:style-name="WWNum3" text:continue-numbering="true">
        <text:list-item>
          <text:p text:style-name="P102">используемый HTTP метод;</text:p>
        </text:list-item>
      </text:list>
      <text:list text:style-name="WWNum3" text:continue-numbering="true">
        <text:list-item>
          <text:p text:style-name="P103">типы данных каждого принимаемого параметра;</text:p>
        </text:list-item>
      </text:list>
      <text:list text:style-name="WWNum3" text:continue-numbering="true">
        <text:list-item>
          <text:p text:style-name="P104">пример данных, отправляемых на сервер через указанную конечную точку;</text:p>
        </text:list-item>
      </text:list>
      <text:list text:style-name="WWNum3" text:continue-numbering="true">
        <text:list-item>
          <text:p text:style-name="P105">примеры данных, возвращаемых с сервера.</text:p>
        </text:list-item>
      </text:list>
      <text:p text:style-name="P106"/>
      <text:soft-page-break/>
      <text:list text:style-name="WWNum1" text:continue-numbering="true">
        <text:list-item>
          <text:p text:style-name="P107">Стадии и этапы разработки</text:p>
        </text:list-item>
      </text:list>
      <text:p text:style-name="P108">Разработка веб-приложения для перевода статей <text:s/>«GPTranslate» будет выполнена в три основные стадии: «Разработка технического задания», «Создание технического и рабочего проекта» и «Внедрение». Каждая стадия включает ключевые этапы, обеспечивающие систематичное выполнение проекта от определения требований до полной интеграции системы.</text:p>
      <text:p text:style-name="P109">На стадии «Разработка технического задания» проводится разработка, согласование и утверждение технического задания (ТЗ), которое будет служить основой для всех дальнейших работ. На этом этапе формулируются основные требования к функциональным возможностям веб-приложения, устанавливаются цели и задачи проекта, а также определяются технические и эксплуатационные характеристики системы, создаются диаграммы. ТЗ должно быть согласовано с заказчиком, что гарантирует соответствие проекта его потребностям. После завершения согласования ТЗ утверждается и служит официальным документом для всех последующих этапов разработки.</text:p>
      <text:p text:style-name="P110">На стадии «Создание технического и рабочего проекта» должны быть выполнены перечисленные ниже этапы работ:</text:p>
      <text:list text:style-name="WWNum3" text:continue-numbering="true">
        <text:list-item>
          <text:p text:style-name="P111">кодирование серверной части приложения;</text:p>
        </text:list-item>
      </text:list>
      <text:list text:style-name="WWNum3" text:continue-numbering="true">
        <text:list-item>
          <text:p text:style-name="P112">проектирование клиентской части приложения;</text:p>
        </text:list-item>
      </text:list>
      <text:list text:style-name="WWNum3" text:continue-numbering="true">
        <text:list-item>
          <text:p text:style-name="P113">кодирование клиентской части приложения;</text:p>
        </text:list-item>
      </text:list>
      <text:list text:style-name="WWNum3" text:continue-numbering="true">
        <text:list-item>
          <text:p text:style-name="P114">тестирование отдельных компонентов программного продукта и взаимодействия его частей.</text:p>
        </text:list-item>
      </text:list>
      <text:p text:style-name="P115">На этапе разработки программной документации должна быть выполнена разработка программных документов в соответствии с требованиями ГОСТ 19.101-77.</text:p>
      <text:p text:style-name="P116"><text:span text:style-name="T117">На завершающей стадии, «Внедрение», веб-приложение устанавливается на аппаратном обеспечении заказчика. Внедрение включает установку и настройку программного обеспечения на серверах заказчика, подготовку базы данных и обучение сотрудников</text:span><text:span text:style-name="T118"><text:s/>центра работе с системой.<text:s/></text:span>Также проводится финальное тестирование с реальными данными и предоставляется поддержка для устранения возможных проблем, которые могут возникнуть в процессе эксплуатации приложения.</text:p>
      <text:p text:style-name="P119"/>
      <text:p text:style-name="P120"/>
      <text:soft-page-break/>
      <text:list text:style-name="WWNum1" text:continue-numbering="true">
        <text:list-item>
          <text:p text:style-name="P121">Технико-экономические показатели</text:p>
        </text:list-item>
      </text:list>
      <text:p text:style-name="P122">Ориентировочная экономическая эффективность<text:s/>выражена в следующих показателях:</text:p>
      <text:list text:style-name="WWNum3" text:continue-numbering="true">
        <text:list-item>
          <text:p text:style-name="P123">сокращение времени перевода:<text:s/>среднее время перевода текстов уменьшится на 30%, что позволит пользователям экономить время и ресурсы;</text:p>
        </text:list-item>
      </text:list>
      <text:list text:style-name="WWNum3" text:continue-numbering="true">
        <text:list-item>
          <text:p text:style-name="P124">снижение затрат на услуги перевода:<text:s/>благодаря автоматизации процесса, пользователи смогут сократить расходы на услуги профессиональных переводчиков на 20-40% в зависимости от объёма переводимого контента;</text:p>
        </text:list-item>
      </text:list>
      <text:list text:style-name="WWNum3" text:continue-numbering="true">
        <text:list-item>
          <text:p text:style-name="P125">увеличение интереса:<text:s/>растущий интерес к автоматизации процессов перевода обусловлен необходимостью быстрого и точного перевода;</text:p>
        </text:list-item>
      </text:list>
      <text:list text:style-name="WWNum3" text:continue-numbering="true">
        <text:list-item>
          <text:p text:style-name="P126">цифровизация:<text:s/>пандемия подтолкнула пользователей к поиску эффективных онлайн-решений, что создает спрос на приложения, такие как «GPTranslate»;</text:p>
        </text:list-item>
      </text:list>
      <text:p text:style-name="P127">В условиях цифровой трансформации всё больше людей используют интернет как основной источник информации и взаимодействия с сервисами, включая услуги перевода. Исследования показывают, что более 70% пользователей интернета ищут решения для перевода текстов и контента в сети.</text:p>
      <text:p text:style-name="P128">Основные аспекты<text:s/>востребованности приложения для перевода текстов при помощи искусственного интеллекта:</text:p>
      <text:list text:style-name="WWNum3" text:continue-numbering="true">
        <text:list-item>
          <text:p text:style-name="P129">широкая аудитория:<text:s/>большое количество пользователей интернет-ресурсов подтверждает потребность в доступных и эффективных решениях для перевода;</text:p>
        </text:list-item>
      </text:list>
      <text:list text:style-name="WWNum3" text:continue-numbering="true">
        <text:list-item>
          <text:p text:style-name="P130">улучшение доступности: «GPTranslate» сможет предложить пользователям высококачественные инструменты для перевода, что повысит их удовлетворенность.</text:p>
        </text:list-item>
      </text:list>
      <text:p text:style-name="P131">Ещё одним фактором, повышающим востребованность приложения «<text:span text:style-name="T132">GPTranslate</text:span>» является поддержка множества языков и адаптация перевода</text:p>
      <text:list text:style-name="WWNum3" text:continue-numbering="true">
        <text:list-item>
          <text:p text:style-name="P133">улучшение доступности: «GPTranslate» сможет предложить пользователям высококачественные инструменты для перевода, что повысит их удовлетворенность;</text:p>
        </text:list-item>
      </text:list>
      <text:p text:style-name="P134"/>
      <text:p text:style-name="P135"/>
      <text:soft-page-break/>
      <text:list text:style-name="WWNum1" text:continue-numbering="true">
        <text:list-item>
          <text:p text:style-name="P136">Порядок контроля и приёмки</text:p>
        </text:list-item>
      </text:list>
      <text:p text:style-name="P137">При приёмке работы должны быть проведены следующие испытания:</text:p>
      <text:list text:style-name="WWNum11">
        <text:list-item>
          <text:p text:style-name="P138">функциональные испытания: Проверка основных функций приложения, таких как загрузка текстов, выбор языковых пар и настройка стиля перевода, оценка корректности работы механизмов сохранения конфигураций и управления объемами переведенного контента;</text:p>
        </text:list-item>
      </text:list>
      <text:list text:style-name="WWNum11" text:continue-numbering="true">
        <text:list-item>
          <text:p text:style-name="P139">нагрузочные испытания: тестирование приложения на предмет обработки больших объемов информации, проверка, как приложение справляется с одновременными запросами от нескольких пользователей, измерение времени отклика при загрузке и переводе больших текстов;</text:p>
        </text:list-item>
      </text:list>
      <text:list text:style-name="WWNum11" text:continue-numbering="true">
        <text:list-item>
          <text:p text:style-name="P140">испытания на безопасность: проверка системы на уязвимости, связанных с хранением и обработкой пользовательских данных, оценка корректности работы механизмов жалоб и модерации переводов;</text:p>
        </text:list-item>
      </text:list>
      <text:list text:style-name="WWNum11" text:continue-numbering="true">
        <text:list-item>
          <text:p text:style-name="P141">тестирование пользовательского интерфейса (UI/UX): оценка интуитивности и удобства интерфейса. Тестирование на различных устройствах и экранах для обеспечения адаптивности, получение обратной связи от пользователей о навигации и функциональности приложения;</text:p>
        </text:list-item>
      </text:list>
      <text:list text:style-name="WWNum11" text:continue-numbering="true">
        <text:list-item>
          <text:p text:style-name="P142">тестирование корректировки перевода: оценка качества автоматической корректировки переводов в реальном времени.</text:p>
        </text:list-item>
      </text:list>
      <text:p text:style-name="P143">Общие требования к приёму работы:</text:p>
      <text:list text:style-name="WWNum11" text:continue-numbering="true">
        <text:list-item>
          <text:p text:style-name="P144">тестирование корректировки перевода: оценка качества автоматической корректировки переводов в реальном времени.</text:p>
        </text:list-item>
      </text:list>
      <text:list text:style-name="WWNum11" text:continue-numbering="true">
        <text:list-item>
          <text:p text:style-name="P145">соответствие функциональным требованиям: все заявленные функции приложения должны быть реализованы и протестированы на соответствие техническим заданиям;</text:p>
        </text:list-item>
      </text:list>
      <text:list text:style-name="WWNum11" text:continue-numbering="true">
        <text:list-item>
          <text:p text:style-name="P146">обеспечение качества перевода: переводы должны быть проверены на точность и соответствие специфике документа (техническая документация, маркетинговые материалы и т.д.), необходимо провести оценку качества перевода пользователями и учесть их отзывы;</text:p>
        </text:list-item>
      </text:list>
      <text:list text:style-name="WWNum11" text:continue-numbering="true">
        <text:list-item>
          <text:p text:style-name="P147">проверка документации: вся разработанная документация должна быть оформлена и предоставлена для оценки. Это включает инструкции по использованию, описание функционала и технические спецификации;</text:p>
        </text:list-item>
      </text:list>
      <text:list text:style-name="WWNum11" text:continue-numbering="true">
        <text:list-item>
          <text:p text:style-name="P148">тестовые отчёты: все виды испытаний должны быть задокументированы, отчёты должны включать результаты тестирования, выявленные проблемы и рекомендации по их устранению.</text:p>
        </text:list-item>
      </text:list>
      <text:list text:style-name="WWNum11" text:continue-numbering="true">
        <text:list-item>
          <text:p text:style-name="P149">получение обратной связи от пользователей: после завершения испытаний должна быть организована сессия получения обратной связи от пользователей для выявления возможных улучшений и недостатков в работе приложения.</text:p>
        </text:list-item>
      </text:list>
      <text:p text:style-name="P150"/>
      <text:p text:style-name="P151"/>
      <text:h text:style-name="P152" text:outline-level="1"><text:bookmark-start text:name="_Toc166448569"/><text:soft-page-break/>Заключение<text:bookmark-end text:name="_Toc166448569"/></text:h>
      <text:p text:style-name="P153">Приложение «GPTranslate» представляет собой мощную платформу для перевода статей с использованием искусственного интеллекта. Оно предлагает пользователям удобный интерфейс для загрузки текстов, выбора языков перевода и получения качественных переведенных<text:s/>материалов. Пользователи могут легко управлять своими переводами, просматривать результаты и оставлять отзывы, благодаря интуитивно понятному дизайну приложения.</text:p>
      <text:p text:style-name="P154">Серверная часть приложения, разработанная с использованием языка программирования Python и фреймворка FastAPI, обеспечивает высокую производительность и безопасность обработки данных. В ее архитектуре используются маршрутизаторы и репозитории, что позволяет эффективно управлять запросами пользователей и обеспечивать надежное и эффективное взаимодействие с базой данных, а также обработку ошибок.</text:p>
      <text:p text:style-name="P155">Фреймворк FastAPI предоставляет возможность работы по протоколу WebSocket для предоставления пользователям мгновенных оповещений о статусе переводов и возможных обновлениях в реальном времени. Это позволяет<text:s/>пользователям оперативно отслеживать прогресс своих запросов и получать актуальные уведомления.</text:p>
      <text:p text:style-name="P156">Использование протокола HTTPS гарантирует безопасность передачи данных между клиентами и сервером, что особенно важно при обработке конфиденциальных текстов и данных пользователей.</text:p>
      <text:p text:style-name="P157">Клиентская часть приложения разработана с использованием Vue.js, что обеспечивает гибкость и удобство взаимодействия. Модуль axios обеспечивает надежную передачу данных между клиентским интерфейсом и сервером, упрощая взаимодействие и<text:s/>повышая эффективность работы с приложением.</text:p>
      <text:p text:style-name="Длятекста"><text:span text:style-name="T158">Для хранения данных о переводах и истории запросов используется система управления базами данных PostgreSQL, а взаимодействие с базой данных осуществляется через SQLAlchemy, что упрощает работу с данными и обеспе</text:span><text:span text:style-name="T159">чивает их безопасность.</text:span></text:p>
      <text:p text:style-name="Длятекста"><text:span text:style-name="T160">После тщательного тестирования и анализа приложение было признано готовым к эксплуатации в реальных условиях. Таким образом, все поставленные цели и требования технического задания были успешно выполнен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25in" fo:margin-bottom="0.1666in" fo:margin-left="0.4923in" fo:text-indent="0in">
        <style:tab-stops/>
      </style:paragraph-properties>
      <style:text-properties style:font-name-asian="Calibri" style:font-name-complex="Noto Sans Arabic UI" fo:font-weight="bold" style:font-weight-asian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111in" fo:text-indent="0.4923in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Длятекста" style:display-name="Для текста" style:family="paragraph" style:parent-style-name="Standard">
      <style:paragraph-properties fo:margin-bottom="0in"/>
      <style:text-properties style:font-name-complex="Noto Sans Arabic UI" style:font-size-complex="11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6pt"/>
    </style:style>
    <style:style style:name="ДлятекстаЗнак" style:display-name="Для текст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space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" style:display-name="WWNum2">
      <text:list-level-style-number text:level="1" style:num-suffix="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">
        <style:list-level-properties text:space-before="0.1972in" text:min-label-width="0.25in" text:list-level-position-and-space-mode="label-alignment">
          <style:list-level-label-alignment text:label-followed-by="space" fo:margin-left="0.447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prefix="4.1." style:num-suffix="." style:num-format="1">
        <style:list-level-properties text:space-before="0.7423in" text:min-label-width="0.25in" text:list-level-position-and-space-mode="label-alignment">
          <style:list-level-label-alignment text:label-followed-by="space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space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7">
      <text:list-level-style-number text:level="1" style:num-suffix=".1" style:num-format="1" text:start-value="3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8">
      <text:list-level-style-number text:level="1" style:num-suffix=".1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prefix="1.1" style:num-format="">
        <style:list-level-properties text:space-before="0.7444in" text:min-label-width="0.2402in" text:list-level-position-and-space-mode="label-alignment">
          <style:list-level-label-alignment text:label-followed-by="listtab" fo:margin-left="0.9847in" fo:text-indent="-0.2402in"/>
        </style:list-level-properties>
      </text:list-level-style-number>
      <text:list-level-style-number text:level="3" style:num-suffix=".1.1" style:num-format="1">
        <style:list-level-properties fo:text-align="end" text:space-before="0.7444in" text:min-label-width="0.2402in" text:list-level-position-and-space-mode="label-alignment">
          <style:list-level-label-alignment text:label-followed-by="listtab" fo:margin-left="0.9847in" fo:text-indent="-0.2402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9">
      <text:list-level-style-number text:level="1" style:num-suffix=".1.1" style:num-format="1">
        <style:list-level-properties text:space-before="1.4826in" text:min-label-width="0.25in" text:list-level-position-and-space-mode="label-alignment">
          <style:list-level-label-alignment text:label-followed-by="listtab" fo:margin-left="1.732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076in" text:min-label-width="0.125in" text:list-level-position-and-space-mode="label-alignment">
          <style:list-level-label-alignment text:label-followed-by="listtab" fo:margin-left="2.7326in" fo:text-indent="-0.125in"/>
        </style:list-level-properties>
      </text:list-level-style-number>
      <text:list-level-style-number text:level="4" style:num-suffix="." style:num-format="1">
        <style:list-level-properties text:space-before="2.9826in" text:min-label-width="0.25in" text:list-level-position-and-space-mode="label-alignment">
          <style:list-level-label-alignment text:label-followed-by="listtab" fo:margin-left="3.232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826in" text:min-label-width="0.25in" text:list-level-position-and-space-mode="label-alignment">
          <style:list-level-label-alignment text:label-followed-by="listtab" fo:margin-left="3.7326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076in" text:min-label-width="0.125in" text:list-level-position-and-space-mode="label-alignment">
          <style:list-level-label-alignment text:label-followed-by="listtab" fo:margin-left="4.2326in" fo:text-indent="-0.125in"/>
        </style:list-level-properties>
      </text:list-level-style-number>
      <text:list-level-style-number text:level="7" style:num-suffix="." style:num-format="1">
        <style:list-level-properties text:space-before="4.4826in" text:min-label-width="0.25in" text:list-level-position-and-space-mode="label-alignment">
          <style:list-level-label-alignment text:label-followed-by="listtab" fo:margin-left="4.732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826in" text:min-label-width="0.25in" text:list-level-position-and-space-mode="label-alignment">
          <style:list-level-label-alignment text:label-followed-by="listtab" fo:margin-left="5.232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076in" text:min-label-width="0.125in" text:list-level-position-and-space-mode="label-alignment">
          <style:list-level-label-alignment text:label-followed-by="listtab" fo:margin-left="5.7326in" fo:text-indent="-0.125in"/>
        </style:list-level-properties>
      </text:list-level-style-number>
    </text:list-style>
    <text:list-style style:name="LFO30">
      <text:list-level-style-number text:level="1" style:num-suffix=".1.1" style:num-format="1">
        <style:list-level-properties text:space-before="1.4826in" text:min-label-width="0.25in" text:list-level-position-and-space-mode="label-alignment">
          <style:list-level-label-alignment text:label-followed-by="listtab" fo:margin-left="1.732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1.1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</text:list-style>
    <text:list-style style:name="LFO32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6159in" text:min-label-width="0.4166in" text:list-level-position-and-space-mode="label-alignment">
          <style:list-level-label-alignment text:label-followed-by="listtab" fo:margin-left="1.0326in" fo:text-indent="-0.4166in"/>
        </style:list-level-properties>
      </text:list-level-style-number>
      <text:list-level-style-number text:level="3" style:num-format="1" text:display-levels="3">
        <style:list-level-properties text:space-before="1.2319in" text:min-label-width="0.5in" text:list-level-position-and-space-mode="label-alignment">
          <style:list-level-label-alignment text:label-followed-by="listtab" fo:margin-left="1.7319in" fo:text-indent="-0.5in"/>
        </style:list-level-properties>
      </text:list-level-style-number>
      <text:list-level-style-number text:level="4" style:num-format="1" text:display-levels="4">
        <style:list-level-properties text:space-before="1.8479in" text:min-label-width="0.75in" text:list-level-position-and-space-mode="label-alignment">
          <style:list-level-label-alignment text:label-followed-by="listtab" fo:margin-left="2.5979in" fo:text-indent="-0.75in"/>
        </style:list-level-properties>
      </text:list-level-style-number>
      <text:list-level-style-number text:level="5" style:num-format="1" text:display-levels="5">
        <style:list-level-properties text:space-before="2.4638in" text:min-label-width="0.75in" text:list-level-position-and-space-mode="label-alignment">
          <style:list-level-label-alignment text:label-followed-by="listtab" fo:margin-left="3.2138in" fo:text-indent="-0.75in"/>
        </style:list-level-properties>
      </text:list-level-style-number>
      <text:list-level-style-number text:level="6" style:num-format="1" text:display-levels="6">
        <style:list-level-properties text:space-before="3.0798in" text:min-label-width="1in" text:list-level-position-and-space-mode="label-alignment">
          <style:list-level-label-alignment text:label-followed-by="listtab" fo:margin-left="4.0798in" fo:text-indent="-1in"/>
        </style:list-level-properties>
      </text:list-level-style-number>
      <text:list-level-style-number text:level="7" style:num-format="1" text:display-levels="7">
        <style:list-level-properties text:space-before="3.6958in" text:min-label-width="1in" text:list-level-position-and-space-mode="label-alignment">
          <style:list-level-label-alignment text:label-followed-by="listtab" fo:margin-left="4.6958in" fo:text-indent="-1in"/>
        </style:list-level-properties>
      </text:list-level-style-number>
      <text:list-level-style-number text:level="8" style:num-format="1" text:display-levels="8">
        <style:list-level-properties text:space-before="4.3118in" text:min-label-width="1.25in" text:list-level-position-and-space-mode="label-alignment">
          <style:list-level-label-alignment text:label-followed-by="listtab" fo:margin-left="5.5618in" fo:text-indent="-1.25in"/>
        </style:list-level-properties>
      </text:list-level-style-number>
      <text:list-level-style-number text:level="9" style:num-format="1" text:display-levels="9">
        <style:list-level-properties text:space-before="4.9277in" text:min-label-width="1.5in" text:list-level-position-and-space-mode="label-alignment">
          <style:list-level-label-alignment text:label-followed-by="listtab" fo:margin-left="6.4277in" fo:text-indent="-1.5in"/>
        </style:list-level-properties>
      </text:list-level-style-number>
    </text:list-style>
    <text:list-style style:name="LFO33">
      <text:list-level-style-bullet text:level="1" text:style-name="WW_CharLFO33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2458in" text:min-label-width="0.4166in" text:list-level-position-and-space-mode="label-alignment">
          <style:list-level-label-alignment text:label-followed-by="listtab" fo:margin-left="0.6625in" fo:text-indent="-0.4166in"/>
        </style:list-level-properties>
      </text:list-level-style-number>
      <text:list-level-style-number text:level="3" style:num-format="1" text:display-levels="3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4" style:num-format="1" text:display-levels="4">
        <style:list-level-properties text:space-before="0.7375in" text:min-label-width="0.75in" text:list-level-position-and-space-mode="label-alignment">
          <style:list-level-label-alignment text:label-followed-by="listtab" fo:margin-left="1.4875in" fo:text-indent="-0.75in"/>
        </style:list-level-properties>
      </text:list-level-style-number>
      <text:list-level-style-number text:level="5" style:num-format="1" text:display-levels="5">
        <style:list-level-properties text:space-before="0.9833in" text:min-label-width="0.75in" text:list-level-position-and-space-mode="label-alignment">
          <style:list-level-label-alignment text:label-followed-by="listtab" fo:margin-left="1.7333in" fo:text-indent="-0.75in"/>
        </style:list-level-properties>
      </text:list-level-style-number>
      <text:list-level-style-number text:level="6" style:num-format="1" text:display-levels="6">
        <style:list-level-properties text:space-before="1.2291in" text:min-label-width="1in" text:list-level-position-and-space-mode="label-alignment">
          <style:list-level-label-alignment text:label-followed-by="listtab" fo:margin-left="2.2291in" fo:text-indent="-1in"/>
        </style:list-level-properties>
      </text:list-level-style-number>
      <text:list-level-style-number text:level="7" style:num-format="1" text:display-levels="7">
        <style:list-level-properties text:space-before="1.475in" text:min-label-width="1in" text:list-level-position-and-space-mode="label-alignment">
          <style:list-level-label-alignment text:label-followed-by="listtab" fo:margin-left="2.475in" fo:text-indent="-1in"/>
        </style:list-level-properties>
      </text:list-level-style-number>
      <text:list-level-style-number text:level="8" style:num-format="1" text:display-levels="8">
        <style:list-level-properties text:space-before="1.7208in" text:min-label-width="1.25in" text:list-level-position-and-space-mode="label-alignment">
          <style:list-level-label-alignment text:label-followed-by="listtab" fo:margin-left="2.9708in" fo:text-indent="-1.25in"/>
        </style:list-level-properties>
      </text:list-level-style-number>
      <text:list-level-style-number text:level="9" style:num-format="1" text:display-levels="9">
        <style:list-level-properties text:space-before="1.9666in" text:min-label-width="1.5in" text:list-level-position-and-space-mode="label-alignment">
          <style:list-level-label-alignment text:label-followed-by="listtab" fo:margin-left="3.4666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kita karebo</meta:initial-creator>
    <dc:creator>Docker</dc:creator>
    <meta:creation-date>2024-09-08T17:26:00Z</meta:creation-date>
    <dc:date>2024-09-23T11:25:00Z</dc:date>
    <meta:template xlink:href="Normal.dotm" xlink:type="simple"/>
    <meta:editing-cycles>55</meta:editing-cycles>
    <meta:editing-duration>PT25560S</meta:editing-duration>
    <meta:user-defined meta:name="AppVersion">16.0000</meta:user-defined>
    <meta:user-defined meta:name="Company">SPecialiST RePack</meta:user-defined>
    <meta:document-statistic meta:page-count="11" meta:paragraph-count="38" meta:word-count="2896" meta:character-count="19370" meta:row-count="137" meta:non-whitespace-character-count="16512"/>
  </office:meta>
</office:document-meta>
</file>